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cripts/python/MFG/sheet_edit.py" manifest:media-type=""/>
  <manifest:file-entry manifest:full-path="Scripts/python/MFG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2.8945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0.6965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1.275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4" style:family="table-cell" style:parent-style-name="Default" style:data-style-name="N100"/>
    <style:style style:name="ce5" style:family="table-cell" style:parent-style-name="Default" style:data-style-name="N37"/>
    <style:style style:name="gr1" style:family="graphic" style:parent-style-name="Default">
      <style:graphic-properties loext:decorative="fals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_dawson_deeds" form:control-implementation="ooo:com.sun.star.form.component.CommandButton" xml:id="control1" form:id="control1" form:label="Update Deed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FG|sheet_edit.py$update_deeds_sheet?language=Python&amp;location=document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1.4524in" svg:height="0.7843in" svg:x="1.0299in" svg:y="0.3346in" draw:control="control1"/>
        </table:shapes>
        <table:table-column table:style-name="co1" table:number-columns-repeated="2" table:default-cell-style-name="Default"/>
        <table:table-row table:style-name="ro1" table:number-rows-repeated="8">
          <table:table-cell table:number-columns-repeated="2"/>
        </table:table-row>
        <table:table-row table:style-name="ro1">
          <table:table-cell/>
          <table:table-cell office:value-type="string" calcext:value-type="string">
            <text:p>NOTE: The script for updating this from a csv file is embedded in this sheet!</text:p>
          </table:table-cell>
        </table:table-row>
        <table:table-row table:style-name="ro1">
          <table:table-cell/>
          <table:table-cell office:value-type="string" calcext:value-type="string">
            <text:p>If the script is updated, the embedded version must be updated (APSO edit function)</text:p>
          </table:table-cell>
        </table:table-row>
      </table:table>
      <table:table table:name="dawson_deed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" table:default-cell-style-name="ce4"/>
        <table:table-column table:style-name="co3" table:default-cell-style-name="Default"/>
        <table:table-column table:style-name="co4" table:default-cell-style-name="ce4"/>
        <table:table-column table:style-name="co5" table:default-cell-style-name="ce5"/>
        <table:table-column table:style-name="co6" table:default-cell-style-name="ce4"/>
        <table:table-column table:style-name="co1" table:number-columns-repeated="2" table:default-cell-style-name="ce4"/>
        <table:table-column table:style-name="co1" table:default-cell-style-name="Default"/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office:value-type="string" calcext:value-type="string">
            <text:p>Last modified: Wed Oct 25 14:26:59 2023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<text:a xlink:href="file:///home/mgering/projects/dawson_deeds/reports/deed_url" xlink:type="simple">deed_url</text:a>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ROLLING WINGS LLC</text:p>
          </table:table-cell>
          <table:table-cell office:value-type="string" calcext:value-type="string">
            <text:p>2995</text:p>
          </table:table-cell>
          <table:table-cell office:value-type="date" office:date-value="2023-08-23" calcext:value-type="date">
            <text:p>08/23/23</text:p>
          </table:table-cell>
          <table:table-cell office:value-type="string" calcext:value-type="string">
            <text:p>1590000</text:p>
          </table:table-cell>
          <table:table-cell office:value-type="string" calcext:value-type="string">
            <text:p>899311</text:p>
          </table:table-cell>
          <table:table-cell office:value-type="string" calcext:value-type="string">
            <text:p>0329093</text:p>
          </table:table-cell>
          <table:table-cell office:value-type="string" calcext:value-type="string">
            <text:p><text:a xlink:href="http://services.wakegov.com/realestate/Account.asp?id=0329093" xlink:type="simple">http://services.wakegov.com/realestate/Account.asp?id=0329093</text:a>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1224</text:p>
          </table:table-cell>
          <table:table-cell office:value-type="date" office:date-value="2023-05-19" calcext:value-type="date">
            <text:p>05/19/23</text:p>
          </table:table-cell>
          <table:table-cell office:value-type="string" calcext:value-type="string">
            <text:p>478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54</text:p>
          </table:table-cell>
          <table:table-cell office:value-type="string" calcext:value-type="string">
            <text:p><text:a xlink:href="http://services.wakegov.com/realestate/Account.asp?id=0328654" xlink:type="simple">http://services.wakegov.com/realestate/Account.asp?id=0328654</text:a>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LEWIS, WILBERT B TRUSTEE; WILBERT B LEWIS TRUST</text:p>
          </table:table-cell>
          <table:table-cell office:value-type="string" calcext:value-type="string">
            <text:p>2254</text:p>
          </table:table-cell>
          <table:table-cell office:value-type="date" office:date-value="2023-05-09" calcext:value-type="date">
            <text:p>05/09/23</text:p>
          </table:table-cell>
          <table:table-cell office:value-type="string" calcext:value-type="string">
            <text:p>835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72</text:p>
          </table:table-cell>
          <table:table-cell office:value-type="string" calcext:value-type="string">
            <text:p><text:a xlink:href="http://services.wakegov.com/realestate/Account.asp?id=0328672" xlink:type="simple">http://services.wakegov.com/realestate/Account.asp?id=0328672</text:a>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9TH STREET INVESTMENT LLC</text:p>
          </table:table-cell>
          <table:table-cell office:value-type="string" calcext:value-type="string">
            <text:p>1139</text:p>
          </table:table-cell>
          <table:table-cell office:value-type="date" office:date-value="2023-03-23" calcext:value-type="date">
            <text:p>03/23/23</text:p>
          </table:table-cell>
          <table:table-cell office:value-type="string" calcext:value-type="string">
            <text:p>4495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66</text:p>
          </table:table-cell>
          <table:table-cell office:value-type="string" calcext:value-type="string">
            <text:p><text:a xlink:href="http://services.wakegov.com/realestate/Account.asp?id=0328666" xlink:type="simple">http://services.wakegov.com/realestate/Account.asp?id=0328666</text:a>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VERBEY, CHELSEA</text:p>
          </table:table-cell>
          <table:table-cell office:value-type="string" calcext:value-type="string">
            <text:p>1139</text:p>
          </table:table-cell>
          <table:table-cell office:value-type="date" office:date-value="2022-09-28" calcext:value-type="date">
            <text:p>09/28/22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1</text:p>
          </table:table-cell>
          <table:table-cell office:value-type="string" calcext:value-type="string">
            <text:p><text:a xlink:href="http://services.wakegov.com/realestate/Account.asp?id=0328681" xlink:type="simple">http://services.wakegov.com/realestate/Account.asp?id=0328681</text:a>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LAMBERT, TIMOTHY TRUSTEE; THE TIMOTHY LAMBERT FAMILY TRUST</text:p>
          </table:table-cell>
          <table:table-cell office:value-type="string" calcext:value-type="string">
            <text:p>3037</text:p>
          </table:table-cell>
          <table:table-cell office:value-type="date" office:date-value="2022-06-27" calcext:value-type="date">
            <text:p>06/27/22</text:p>
          </table:table-cell>
          <table:table-cell office:value-type="string" calcext:value-type="string">
            <text:p>1200000</text:p>
          </table:table-cell>
          <table:table-cell office:value-type="string" calcext:value-type="string">
            <text:p>864738</text:p>
          </table:table-cell>
          <table:table-cell office:value-type="string" calcext:value-type="string">
            <text:p>0328684</text:p>
          </table:table-cell>
          <table:table-cell office:value-type="string" calcext:value-type="string">
            <text:p><text:a xlink:href="http://services.wakegov.com/realestate/Account.asp?id=0328684" xlink:type="simple">http://services.wakegov.com/realestate/Account.asp?id=0328684</text:a>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WOODALL, JOHN CHARLES; CREECH, MARY HELEN</text:p>
          </table:table-cell>
          <table:table-cell office:value-type="string" calcext:value-type="string">
            <text:p>1409</text:p>
          </table:table-cell>
          <table:table-cell office:value-type="date" office:date-value="2022-06-13" calcext:value-type="date">
            <text:p>06/13/22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7</text:p>
          </table:table-cell>
          <table:table-cell office:value-type="string" calcext:value-type="string">
            <text:p><text:a xlink:href="http://services.wakegov.com/realestate/Account.asp?id=0329087" xlink:type="simple">http://services.wakegov.com/realestate/Account.asp?id=0329087</text:a>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SOTO, MARCO ANTONIO; MONTOYA, TANYA ALEJANDRA</text:p>
          </table:table-cell>
          <table:table-cell office:value-type="string" calcext:value-type="string">
            <text:p>140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4</text:p>
          </table:table-cell>
          <table:table-cell office:value-type="string" calcext:value-type="string">
            <text:p><text:a xlink:href="http://services.wakegov.com/realestate/Account.asp?id=0328674" xlink:type="simple">http://services.wakegov.com/realestate/Account.asp?id=0328674</text:a>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BOSCO, TANNER LEE</text:p>
          </table:table-cell>
          <table:table-cell office:value-type="string" calcext:value-type="string">
            <text:p>1409</text:p>
          </table:table-cell>
          <table:table-cell office:value-type="date" office:date-value="2022-03-01" calcext:value-type="date">
            <text:p>03/01/22</text:p>
          </table:table-cell>
          <table:table-cell office:value-type="string" calcext:value-type="string">
            <text:p>46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61</text:p>
          </table:table-cell>
          <table:table-cell office:value-type="string" calcext:value-type="string">
            <text:p><text:a xlink:href="http://services.wakegov.com/realestate/Account.asp?id=0328661" xlink:type="simple">http://services.wakegov.com/realestate/Account.asp?id=0328661</text:a>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BROOKS, ERIC THOMAS</text:p>
          </table:table-cell>
          <table:table-cell office:value-type="string" calcext:value-type="string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73</text:p>
          </table:table-cell>
          <table:table-cell office:value-type="string" calcext:value-type="string">
            <text:p><text:a xlink:href="http://services.wakegov.com/realestate/Account.asp?id=0328673" xlink:type="simple">http://services.wakegov.com/realestate/Account.asp?id=0328673</text:a>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string" calcext:value-type="string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64</text:p>
          </table:table-cell>
          <table:table-cell office:value-type="string" calcext:value-type="string">
            <text:p><text:a xlink:href="http://services.wakegov.com/realestate/Account.asp?id=0328664" xlink:type="simple">http://services.wakegov.com/realestate/Account.asp?id=0328664</text:a>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KAUFMAN, MILES &amp; ALLISON SELLERS</text:p>
          </table:table-cell>
          <table:table-cell office:value-type="string" calcext:value-type="string">
            <text:p>1139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94</text:p>
          </table:table-cell>
          <table:table-cell office:value-type="string" calcext:value-type="string">
            <text:p><text:a xlink:href="http://services.wakegov.com/realestate/Account.asp?id=0329094" xlink:type="simple">http://services.wakegov.com/realestate/Account.asp?id=0329094</text:a>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MACFARLANE, MARY RUTH</text:p>
          </table:table-cell>
          <table:table-cell office:value-type="string" calcext:value-type="string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391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71</text:p>
          </table:table-cell>
          <table:table-cell office:value-type="string" calcext:value-type="string">
            <text:p><text:a xlink:href="http://services.wakegov.com/realestate/Account.asp?id=0328671" xlink:type="simple">http://services.wakegov.com/realestate/Account.asp?id=0328671</text:a>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string" calcext:value-type="string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345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82</text:p>
          </table:table-cell>
          <table:table-cell office:value-type="string" calcext:value-type="string">
            <text:p><text:a xlink:href="http://services.wakegov.com/realestate/Account.asp?id=0328682" xlink:type="simple">http://services.wakegov.com/realestate/Account.asp?id=0328682</text:a>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string" calcext:value-type="string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940000</text:p>
          </table:table-cell>
          <table:table-cell office:value-type="string" calcext:value-type="string">
            <text:p>502614</text:p>
          </table:table-cell>
          <table:table-cell office:value-type="string" calcext:value-type="string">
            <text:p>0400624</text:p>
          </table:table-cell>
          <table:table-cell office:value-type="string" calcext:value-type="string">
            <text:p><text:a xlink:href="http://services.wakegov.com/realestate/Account.asp?id=0400624" xlink:type="simple">http://services.wakegov.com/realestate/Account.asp?id=0400624</text:a>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string" calcext:value-type="string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269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19</text:p>
          </table:table-cell>
          <table:table-cell office:value-type="string" calcext:value-type="string">
            <text:p><text:a xlink:href="http://services.wakegov.com/realestate/Account.asp?id=0400619" xlink:type="simple">http://services.wakegov.com/realestate/Account.asp?id=0400619</text:a>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string" calcext:value-type="string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75</text:p>
          </table:table-cell>
          <table:table-cell office:value-type="string" calcext:value-type="string">
            <text:p><text:a xlink:href="http://services.wakegov.com/realestate/Account.asp?id=0328675" xlink:type="simple">http://services.wakegov.com/realestate/Account.asp?id=0328675</text:a>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string" calcext:value-type="string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55</text:p>
          </table:table-cell>
          <table:table-cell office:value-type="string" calcext:value-type="string">
            <text:p><text:a xlink:href="http://services.wakegov.com/realestate/Account.asp?id=0328655" xlink:type="simple">http://services.wakegov.com/realestate/Account.asp?id=0328655</text:a>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string" calcext:value-type="string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60</text:p>
          </table:table-cell>
          <table:table-cell office:value-type="string" calcext:value-type="string">
            <text:p><text:a xlink:href="http://services.wakegov.com/realestate/Account.asp?id=0328660" xlink:type="simple">http://services.wakegov.com/realestate/Account.asp?id=0328660</text:a>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string" calcext:value-type="string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string" calcext:value-type="string">
            <text:p>395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5</text:p>
          </table:table-cell>
          <table:table-cell office:value-type="string" calcext:value-type="string">
            <text:p><text:a xlink:href="http://services.wakegov.com/realestate/Account.asp?id=0329075" xlink:type="simple">http://services.wakegov.com/realestate/Account.asp?id=0329075</text:a>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string" calcext:value-type="string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string" calcext:value-type="string">
            <text:p>37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58</text:p>
          </table:table-cell>
          <table:table-cell office:value-type="string" calcext:value-type="string">
            <text:p><text:a xlink:href="http://services.wakegov.com/realestate/Account.asp?id=0328658" xlink:type="simple">http://services.wakegov.com/realestate/Account.asp?id=0328658</text:a>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string" calcext:value-type="string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393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9081</text:p>
          </table:table-cell>
          <table:table-cell office:value-type="string" calcext:value-type="string">
            <text:p><text:a xlink:href="http://services.wakegov.com/realestate/Account.asp?id=0329081" xlink:type="simple">http://services.wakegov.com/realestate/Account.asp?id=0329081</text:a>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string" calcext:value-type="string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string" calcext:value-type="string">
            <text:p>3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74</text:p>
          </table:table-cell>
          <table:table-cell office:value-type="string" calcext:value-type="string">
            <text:p><text:a xlink:href="http://services.wakegov.com/realestate/Account.asp?id=0329074" xlink:type="simple">http://services.wakegov.com/realestate/Account.asp?id=0329074</text:a>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string" calcext:value-type="string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699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57</text:p>
          </table:table-cell>
          <table:table-cell office:value-type="string" calcext:value-type="string">
            <text:p><text:a xlink:href="http://services.wakegov.com/realestate/Account.asp?id=0328657" xlink:type="simple">http://services.wakegov.com/realestate/Account.asp?id=0328657</text:a>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GRZES, HENRY J; MACDONALD, SANDI M A</text:p>
          </table:table-cell>
          <table:table-cell office:value-type="string" calcext:value-type="string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606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78</text:p>
          </table:table-cell>
          <table:table-cell office:value-type="string" calcext:value-type="string">
            <text:p><text:a xlink:href="http://services.wakegov.com/realestate/Account.asp?id=0328678" xlink:type="simple">http://services.wakegov.com/realestate/Account.asp?id=0328678</text:a>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string" calcext:value-type="string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4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9</text:p>
          </table:table-cell>
          <table:table-cell office:value-type="string" calcext:value-type="string">
            <text:p><text:a xlink:href="http://services.wakegov.com/realestate/Account.asp?id=0329089" xlink:type="simple">http://services.wakegov.com/realestate/Account.asp?id=0329089</text:a>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string" calcext:value-type="string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string" calcext:value-type="string">
            <text:p>253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23</text:p>
          </table:table-cell>
          <table:table-cell office:value-type="string" calcext:value-type="string">
            <text:p><text:a xlink:href="http://services.wakegov.com/realestate/Account.asp?id=0400623" xlink:type="simple">http://services.wakegov.com/realestate/Account.asp?id=0400623</text:a>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JOHNSON, RANDALL LEE</text:p>
          </table:table-cell>
          <table:table-cell office:value-type="string" calcext:value-type="string">
            <text:p>793</text:p>
          </table:table-cell>
          <table:table-cell office:value-type="date" office:date-value="2019-05-02" calcext:value-type="date">
            <text:p>05/02/19</text:p>
          </table:table-cell>
          <table:table-cell office:value-type="string" calcext:value-type="string">
            <text:p>26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16</text:p>
          </table:table-cell>
          <table:table-cell office:value-type="string" calcext:value-type="string">
            <text:p><text:a xlink:href="http://services.wakegov.com/realestate/Account.asp?id=0400616" xlink:type="simple">http://services.wakegov.com/realestate/Account.asp?id=0400616</text:a>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GERING, MICHAEL FREDERICK; FERREE, MARSHA ELLEN</text:p>
          </table:table-cell>
          <table:table-cell office:value-type="string" calcext:value-type="string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string" calcext:value-type="string">
            <text:p>830000</text:p>
          </table:table-cell>
          <table:table-cell office:value-type="string" calcext:value-type="string">
            <text:p>853483</text:p>
          </table:table-cell>
          <table:table-cell office:value-type="string" calcext:value-type="string">
            <text:p>0329079</text:p>
          </table:table-cell>
          <table:table-cell office:value-type="string" calcext:value-type="string">
            <text:p><text:a xlink:href="http://services.wakegov.com/realestate/Account.asp?id=0329079" xlink:type="simple">http://services.wakegov.com/realestate/Account.asp?id=0329079</text:a>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RANDOLPH, ROBERT CLETE; RANDOLPH, MARYANNE BILLER</text:p>
          </table:table-cell>
          <table:table-cell office:value-type="string" calcext:value-type="string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32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83</text:p>
          </table:table-cell>
          <table:table-cell office:value-type="string" calcext:value-type="string">
            <text:p><text:a xlink:href="http://services.wakegov.com/realestate/Account.asp?id=0328683" xlink:type="simple">http://services.wakegov.com/realestate/Account.asp?id=0328683</text:a>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LAWSON, ROBERT CHARLES; POWELL, FRANKLIN MATTHEW</text:p>
          </table:table-cell>
          <table:table-cell office:value-type="string" calcext:value-type="string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string" calcext:value-type="string">
            <text:p>875000</text:p>
          </table:table-cell>
          <table:table-cell office:value-type="string" calcext:value-type="string">
            <text:p>892302</text:p>
          </table:table-cell>
          <table:table-cell office:value-type="string" calcext:value-type="string">
            <text:p>0329095</text:p>
          </table:table-cell>
          <table:table-cell office:value-type="string" calcext:value-type="string">
            <text:p><text:a xlink:href="http://services.wakegov.com/realestate/Account.asp?id=0329095" xlink:type="simple">http://services.wakegov.com/realestate/Account.asp?id=0329095</text:a>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SMITH, MARK DAVID; SMITH, MARY RYAN DOUGLASS</text:p>
          </table:table-cell>
          <table:table-cell office:value-type="string" calcext:value-type="string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string" calcext:value-type="string">
            <text:p>4375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59</text:p>
          </table:table-cell>
          <table:table-cell office:value-type="string" calcext:value-type="string">
            <text:p><text:a xlink:href="http://services.wakegov.com/realestate/Account.asp?id=0328659" xlink:type="simple">http://services.wakegov.com/realestate/Account.asp?id=0328659</text:a>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07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79</text:p>
          </table:table-cell>
          <table:table-cell office:value-type="string" calcext:value-type="string">
            <text:p><text:a xlink:href="http://services.wakegov.com/realestate/Account.asp?id=0328679" xlink:type="simple">http://services.wakegov.com/realestate/Account.asp?id=0328679</text:a>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1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6</text:p>
          </table:table-cell>
          <table:table-cell office:value-type="string" calcext:value-type="string">
            <text:p><text:a xlink:href="http://services.wakegov.com/realestate/Account.asp?id=0329086" xlink:type="simple">http://services.wakegov.com/realestate/Account.asp?id=0329086</text:a>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string" calcext:value-type="string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355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69</text:p>
          </table:table-cell>
          <table:table-cell office:value-type="string" calcext:value-type="string">
            <text:p><text:a xlink:href="http://services.wakegov.com/realestate/Account.asp?id=0328669" xlink:type="simple">http://services.wakegov.com/realestate/Account.asp?id=0328669</text:a>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string" calcext:value-type="string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87</text:p>
          </table:table-cell>
          <table:table-cell office:value-type="string" calcext:value-type="string">
            <text:p><text:a xlink:href="http://services.wakegov.com/realestate/Account.asp?id=0328687" xlink:type="simple">http://services.wakegov.com/realestate/Account.asp?id=0328687</text:a>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string" calcext:value-type="string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60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91</text:p>
          </table:table-cell>
          <table:table-cell office:value-type="string" calcext:value-type="string">
            <text:p><text:a xlink:href="http://services.wakegov.com/realestate/Account.asp?id=0329091" xlink:type="simple">http://services.wakegov.com/realestate/Account.asp?id=0329091</text:a>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string" calcext:value-type="string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string" calcext:value-type="string">
            <text:p>280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67</text:p>
          </table:table-cell>
          <table:table-cell office:value-type="string" calcext:value-type="string">
            <text:p><text:a xlink:href="http://services.wakegov.com/realestate/Account.asp?id=0328667" xlink:type="simple">http://services.wakegov.com/realestate/Account.asp?id=0328667</text:a>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FREEMAN, ALAN E</text:p>
          </table:table-cell>
          <table:table-cell office:value-type="string" calcext:value-type="string">
            <text:p>793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20</text:p>
          </table:table-cell>
          <table:table-cell office:value-type="string" calcext:value-type="string">
            <text:p><text:a xlink:href="http://services.wakegov.com/realestate/Account.asp?id=0400620" xlink:type="simple">http://services.wakegov.com/realestate/Account.asp?id=0400620</text:a>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string" calcext:value-type="string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3</text:p>
          </table:table-cell>
          <table:table-cell office:value-type="string" calcext:value-type="string">
            <text:p><text:a xlink:href="http://services.wakegov.com/realestate/Account.asp?id=0329073" xlink:type="simple">http://services.wakegov.com/realestate/Account.asp?id=0329073</text:a>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string" calcext:value-type="string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68</text:p>
          </table:table-cell>
          <table:table-cell office:value-type="string" calcext:value-type="string">
            <text:p><text:a xlink:href="http://services.wakegov.com/realestate/Account.asp?id=0328668" xlink:type="simple">http://services.wakegov.com/realestate/Account.asp?id=0328668</text:a>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17</text:p>
          </table:table-cell>
          <table:table-cell office:value-type="string" calcext:value-type="string">
            <text:p><text:a xlink:href="http://services.wakegov.com/realestate/Account.asp?id=0400617" xlink:type="simple">http://services.wakegov.com/realestate/Account.asp?id=0400617</text:a>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R MICHELLE SPARROW</text:p>
          </table:table-cell>
          <table:table-cell office:value-type="string" calcext:value-type="string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string" calcext:value-type="string">
            <text:p>119500</text:p>
          </table:table-cell>
          <table:table-cell office:value-type="string" calcext:value-type="string">
            <text:p>126709</text:p>
          </table:table-cell>
          <table:table-cell office:value-type="string" calcext:value-type="string">
            <text:p>0329097</text:p>
          </table:table-cell>
          <table:table-cell office:value-type="string" calcext:value-type="string">
            <text:p><text:a xlink:href="http://services.wakegov.com/realestate/Account.asp?id=0329097" xlink:type="simple">http://services.wakegov.com/realestate/Account.asp?id=0329097</text:a>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string" calcext:value-type="string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string" calcext:value-type="string">
            <text:p>825000</text:p>
          </table:table-cell>
          <table:table-cell office:value-type="string" calcext:value-type="string">
            <text:p>923518</text:p>
          </table:table-cell>
          <table:table-cell office:value-type="string" calcext:value-type="string">
            <text:p>0329084</text:p>
          </table:table-cell>
          <table:table-cell office:value-type="string" calcext:value-type="string">
            <text:p><text:a xlink:href="http://services.wakegov.com/realestate/Account.asp?id=0329084" xlink:type="simple">http://services.wakegov.com/realestate/Account.asp?id=0329084</text:a>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string" calcext:value-type="string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525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77</text:p>
          </table:table-cell>
          <table:table-cell office:value-type="string" calcext:value-type="string">
            <text:p><text:a xlink:href="http://services.wakegov.com/realestate/Account.asp?id=0329077" xlink:type="simple">http://services.wakegov.com/realestate/Account.asp?id=0329077</text:a>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PPENHEIMER, WENDY; BRAGANZA, ASHISH</text:p>
          </table:table-cell>
          <table:table-cell office:value-type="string" calcext:value-type="string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string" calcext:value-type="string">
            <text:p>655000</text:p>
          </table:table-cell>
          <table:table-cell office:value-type="string" calcext:value-type="string">
            <text:p>911148</text:p>
          </table:table-cell>
          <table:table-cell office:value-type="string" calcext:value-type="string">
            <text:p>0329083</text:p>
          </table:table-cell>
          <table:table-cell office:value-type="string" calcext:value-type="string">
            <text:p><text:a xlink:href="http://services.wakegov.com/realestate/Account.asp?id=0329083" xlink:type="simple">http://services.wakegov.com/realestate/Account.asp?id=0329083</text:a>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string" calcext:value-type="string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string" calcext:value-type="string">
            <text:p>464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9085</text:p>
          </table:table-cell>
          <table:table-cell office:value-type="string" calcext:value-type="string">
            <text:p><text:a xlink:href="http://services.wakegov.com/realestate/Account.asp?id=0329085" xlink:type="simple">http://services.wakegov.com/realestate/Account.asp?id=0329085</text:a>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string" calcext:value-type="string">
            <text:p>235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76</text:p>
          </table:table-cell>
          <table:table-cell office:value-type="string" calcext:value-type="string">
            <text:p><text:a xlink:href="http://services.wakegov.com/realestate/Account.asp?id=0329076" xlink:type="simple">http://services.wakegov.com/realestate/Account.asp?id=0329076</text:a>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SLISLO, JANE</text:p>
          </table:table-cell>
          <table:table-cell office:value-type="string" calcext:value-type="string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string" calcext:value-type="string">
            <text:p>28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8</text:p>
          </table:table-cell>
          <table:table-cell office:value-type="string" calcext:value-type="string">
            <text:p><text:a xlink:href="http://services.wakegov.com/realestate/Account.asp?id=0328688" xlink:type="simple">http://services.wakegov.com/realestate/Account.asp?id=0328688</text:a>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string" calcext:value-type="string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56</text:p>
          </table:table-cell>
          <table:table-cell office:value-type="string" calcext:value-type="string">
            <text:p><text:a xlink:href="http://services.wakegov.com/realestate/Account.asp?id=0328656" xlink:type="simple">http://services.wakegov.com/realestate/Account.asp?id=0328656</text:a>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string" calcext:value-type="string">
            <text:p>229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62</text:p>
          </table:table-cell>
          <table:table-cell office:value-type="string" calcext:value-type="string">
            <text:p><text:a xlink:href="http://services.wakegov.com/realestate/Account.asp?id=0328662" xlink:type="simple">http://services.wakegov.com/realestate/Account.asp?id=0328662</text:a>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MUNRO, JOYCE LORAINE; FARRELL, WILSON WRENSHALL JR</text:p>
          </table:table-cell>
          <table:table-cell office:value-type="string" calcext:value-type="string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312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85</text:p>
          </table:table-cell>
          <table:table-cell office:value-type="string" calcext:value-type="string">
            <text:p><text:a xlink:href="http://services.wakegov.com/realestate/Account.asp?id=0328685" xlink:type="simple">http://services.wakegov.com/realestate/Account.asp?id=0328685</text:a>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string" calcext:value-type="string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string" calcext:value-type="string">
            <text:p>272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0</text:p>
          </table:table-cell>
          <table:table-cell office:value-type="string" calcext:value-type="string">
            <text:p><text:a xlink:href="http://services.wakegov.com/realestate/Account.asp?id=0329080" xlink:type="simple">http://services.wakegov.com/realestate/Account.asp?id=0329080</text:a>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SCIOLINO, CONSTANCE FLOYD; SCIOLINO, JOSEPH C</text:p>
          </table:table-cell>
          <table:table-cell office:value-type="string" calcext:value-type="string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string" calcext:value-type="string">
            <text:p>164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21</text:p>
          </table:table-cell>
          <table:table-cell office:value-type="string" calcext:value-type="string">
            <text:p><text:a xlink:href="http://services.wakegov.com/realestate/Account.asp?id=0400621" xlink:type="simple">http://services.wakegov.com/realestate/Account.asp?id=0400621</text:a>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KING, ALAN S</text:p>
          </table:table-cell>
          <table:table-cell office:value-type="string" calcext:value-type="string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88</text:p>
          </table:table-cell>
          <table:table-cell office:value-type="string" calcext:value-type="string">
            <text:p><text:a xlink:href="http://services.wakegov.com/realestate/Account.asp?id=0329088" xlink:type="simple">http://services.wakegov.com/realestate/Account.asp?id=0329088</text:a>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BELO, ROBERT O &amp; CAROLIN D BAKEWELL</text:p>
          </table:table-cell>
          <table:table-cell office:value-type="string" calcext:value-type="string">
            <text:p>787</text:p>
          </table:table-cell>
          <table:table-cell office:value-type="date" office:date-value="2009-12-30" calcext:value-type="date">
            <text:p>12/30/09</text:p>
          </table:table-cell>
          <table:table-cell office:value-type="string" calcext:value-type="string">
            <text:p>230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80</text:p>
          </table:table-cell>
          <table:table-cell office:value-type="string" calcext:value-type="string">
            <text:p><text:a xlink:href="http://services.wakegov.com/realestate/Account.asp?id=0328680" xlink:type="simple">http://services.wakegov.com/realestate/Account.asp?id=0328680</text:a>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string" calcext:value-type="string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304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6</text:p>
          </table:table-cell>
          <table:table-cell office:value-type="string" calcext:value-type="string">
            <text:p><text:a xlink:href="http://services.wakegov.com/realestate/Account.asp?id=0328676" xlink:type="simple">http://services.wakegov.com/realestate/Account.asp?id=0328676</text:a>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DELGADO, JOSE A; DELGADO, JOSE A</text:p>
          </table:table-cell>
          <table:table-cell office:value-type="string" calcext:value-type="string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1905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90</text:p>
          </table:table-cell>
          <table:table-cell office:value-type="string" calcext:value-type="string">
            <text:p><text:a xlink:href="http://services.wakegov.com/realestate/Account.asp?id=0329090" xlink:type="simple">http://services.wakegov.com/realestate/Account.asp?id=0329090</text:a>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JTT PROPERTIES LLC</text:p>
          </table:table-cell>
          <table:table-cell office:value-type="string" calcext:value-type="string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65</text:p>
          </table:table-cell>
          <table:table-cell office:value-type="string" calcext:value-type="string">
            <text:p><text:a xlink:href="http://services.wakegov.com/realestate/Account.asp?id=0328665" xlink:type="simple">http://services.wakegov.com/realestate/Account.asp?id=0328665</text:a>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BAKER, JOHN M &amp; NANCY</text:p>
          </table:table-cell>
          <table:table-cell office:value-type="string" calcext:value-type="string">
            <text:p>784</text:p>
          </table:table-cell>
          <table:table-cell office:value-type="date" office:date-value="2007-11-30" calcext:value-type="date">
            <text:p>11/30/07</text:p>
          </table:table-cell>
          <table:table-cell office:value-type="string" calcext:value-type="string">
            <text:p>172000</text:p>
          </table:table-cell>
          <table:table-cell office:value-type="string" calcext:value-type="string">
            <text:p>177460</text:p>
          </table:table-cell>
          <table:table-cell office:value-type="string" calcext:value-type="string">
            <text:p>0329096</text:p>
          </table:table-cell>
          <table:table-cell office:value-type="string" calcext:value-type="string">
            <text:p><text:a xlink:href="http://services.wakegov.com/realestate/Account.asp?id=0329096" xlink:type="simple">http://services.wakegov.com/realestate/Account.asp?id=0329096</text:a>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string" calcext:value-type="string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9082</text:p>
          </table:table-cell>
          <table:table-cell office:value-type="string" calcext:value-type="string">
            <text:p><text:a xlink:href="http://services.wakegov.com/realestate/Account.asp?id=0329082" xlink:type="simple">http://services.wakegov.com/realestate/Account.asp?id=0329082</text:a>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string" calcext:value-type="string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63</text:p>
          </table:table-cell>
          <table:table-cell office:value-type="string" calcext:value-type="string">
            <text:p><text:a xlink:href="http://services.wakegov.com/realestate/Account.asp?id=0328663" xlink:type="simple">http://services.wakegov.com/realestate/Account.asp?id=0328663</text:a>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SAUNDERS, JOSHUA N; WELLONS, ANTHONY S</text:p>
          </table:table-cell>
          <table:table-cell office:value-type="string" calcext:value-type="string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18</text:p>
          </table:table-cell>
          <table:table-cell office:value-type="string" calcext:value-type="string">
            <text:p><text:a xlink:href="http://services.wakegov.com/realestate/Account.asp?id=0400618" xlink:type="simple">http://services.wakegov.com/realestate/Account.asp?id=0400618</text:a>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string" calcext:value-type="string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22</text:p>
          </table:table-cell>
          <table:table-cell office:value-type="string" calcext:value-type="string">
            <text:p><text:a xlink:href="http://services.wakegov.com/realestate/Account.asp?id=0400622" xlink:type="simple">http://services.wakegov.com/realestate/Account.asp?id=0400622</text:a>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string" calcext:value-type="string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86</text:p>
          </table:table-cell>
          <table:table-cell office:value-type="string" calcext:value-type="string">
            <text:p><text:a xlink:href="http://services.wakegov.com/realestate/Account.asp?id=0328686" xlink:type="simple">http://services.wakegov.com/realestate/Account.asp?id=0328686</text:a>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string" calcext:value-type="string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string" calcext:value-type="string">
            <text:p>400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70</text:p>
          </table:table-cell>
          <table:table-cell office:value-type="string" calcext:value-type="string">
            <text:p><text:a xlink:href="http://services.wakegov.com/realestate/Account.asp?id=0328670" xlink:type="simple">http://services.wakegov.com/realestate/Account.asp?id=0328670</text:a>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string" calcext:value-type="string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77</text:p>
          </table:table-cell>
          <table:table-cell office:value-type="string" calcext:value-type="string">
            <text:p><text:a xlink:href="http://services.wakegov.com/realestate/Account.asp?id=0328677" xlink:type="simple">http://services.wakegov.com/realestate/Account.asp?id=0328677</text:a>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string" calcext:value-type="string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string" calcext:value-type="string">
            <text:p>2415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78</text:p>
          </table:table-cell>
          <table:table-cell office:value-type="string" calcext:value-type="string">
            <text:p><text:a xlink:href="http://services.wakegov.com/realestate/Account.asp?id=0329078" xlink:type="simple">http://services.wakegov.com/realestate/Account.asp?id=0329078</text:a>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string" calcext:value-type="string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92</text:p>
          </table:table-cell>
          <table:table-cell office:value-type="string" calcext:value-type="string">
            <text:p><text:a xlink:href="http://services.wakegov.com/realestate/Account.asp?id=0329092" xlink:type="simple">http://services.wakegov.com/realestate/Account.asp?id=0329092</text:a>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string" calcext:value-type="string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29340</text:p>
          </table:table-cell>
          <table:table-cell office:value-type="string" calcext:value-type="string">
            <text:p>0329098</text:p>
          </table:table-cell>
          <table:table-cell office:value-type="string" calcext:value-type="string">
            <text:p><text:a xlink:href="http://services.wakegov.com/realestate/Account.asp?id=0329098" xlink:type="simple">http://services.wakegov.com/realestate/Account.asp?id=0329098</text:a></text:p>
          </table:table-cell>
        </table:table-row>
      </table:table>
      <table:table table:name="parking" table:style-name="ta1">
        <table:table-column table:style-name="co1" table:default-cell-style-name="ce4"/>
        <table:table-column table:style-name="co7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assigned_space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stg_bin" table:style-name="ta1">
        <table:table-column table:style-name="co1" table:default-cell-style-name="ce4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stg_bin_num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lockbox" table:style-name="ta1">
        <table:table-column table:style-name="co1" table:default-cell-style-name="ce4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lockbox_id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64" calcext:value-type="float">
            <text:p>64</text:p>
          </table:table-cell>
        </table:table-row>
      </table:table>
      <table:table table:name="fob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fob_id</text:p>
          </table:table-cell>
          <table:table-cell office:value-type="string" calcext:value-type="string">
            <text:p>fob_last_used</text:p>
          </table:table-cell>
          <table:table-cell office:value-type="string" calcext:value-type="string">
            <text:p>fob_assigned</text:p>
          </table:table-cell>
        </table:table-row>
      </table:table>
      <table:table table:name="car_sticker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sticker_id</text:p>
          </table:table-cell>
          <table:table-cell office:value-type="string" calcext:value-type="string">
            <text:p>sticker_last_used</text:p>
          </table:table-cell>
          <table:table-cell office:value-type="string" calcext:value-type="string">
            <text:p>sticker_assigned</text:p>
          </table:table-cell>
          <table:table-cell office:value-type="string" calcext:value-type="string">
            <text:p>sticker_last_used</text:p>
          </table:table-cell>
        </table:table-row>
      </table:table>
      <table:table table:name="leas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lease_start</text:p>
          </table:table-cell>
          <table:table-cell office:value-type="string" calcext:value-type="string">
            <text:p>lease_end</text:p>
          </table:table-cell>
          <table:table-cell office:value-type="string" calcext:value-type="string">
            <text:p>lessee</text:p>
          </table:table-cell>
          <table:table-cell office:value-type="string" calcext:value-type="string">
            <text:p>lease_verified_date</text:p>
          </table:table-cell>
        </table:table-row>
      </table:table>
      <table:table table:name="ca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car_license</text:p>
          </table:table-cell>
        </table:table-row>
      </table:table>
      <table:table table:name="key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key_count</text:p>
          </table:table-cell>
        </table:table-row>
      </table:table>
      <table:table table:name="info" table:style-name="ta1">
        <table:table-column table:style-name="co1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key_in_box_status</text:p>
          </table:table-cell>
          <table:table-cell office:value-type="string" calcext:value-type="string">
            <text:p>vents_inspected</text:p>
          </table:table-cell>
          <table:table-cell table:style-name="Default" office:value-type="string" calcext:value-type="string">
            <text:p>hwh_exp_date</text:p>
          </table:table-cell>
          <table:table-cell office:value-type="string" calcext:value-type="string">
            <text:p>rent_status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1-12-20" calcext:value-type="date">
            <text:p>12/20/21</text:p>
          </table:table-cell>
          <table:table-cell/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no</text:p>
          </table:table-cell>
          <table:table-cell office:value-type="date" office:date-value="2021-01-23" calcext:value-type="date">
            <text:p>01/23/21</text:p>
          </table:table-cell>
          <table:table-cell/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7-10-13" calcext:value-type="date">
            <text:p>10/13/27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no</text:p>
          </table:table-cell>
          <table:table-cell office:value-type="date" office:date-value="2026-04-20" calcext:value-type="date">
            <text:p>04/20/2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1-01-26" calcext:value-type="date">
            <text:p>01/26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3-12-19" calcext:value-type="date">
            <text:p>12/19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2-04-06" calcext:value-type="date">
            <text:p>04/06/22</text:p>
          </table:table-cell>
          <table:table-cell/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2-05-09" calcext:value-type="date">
            <text:p>05/09/22</text:p>
          </table:table-cell>
          <table:table-cell/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2-28" calcext:value-type="date">
            <text:p>02/28/28</text:p>
          </table:table-cell>
          <table:table-cell/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7-15" calcext:value-type="date">
            <text:p>07/15/22</text:p>
          </table:table-cell>
          <table:table-cell/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3-09" calcext:value-type="date">
            <text:p>03/09/28</text:p>
          </table:table-cell>
          <table:table-cell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3-24" calcext:value-type="date">
            <text:p>03/24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7-07" calcext:value-type="date">
            <text:p>07/07/21</text:p>
          </table:table-cell>
          <table:table-cell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4-24" calcext:value-type="date">
            <text:p>04/24/22</text:p>
          </table:table-cell>
          <table:table-cell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12-02" calcext:value-type="date">
            <text:p>12/02/19</text:p>
          </table:table-cell>
          <table:table-cell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12-06" calcext:value-type="date">
            <text:p>12/06/19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4-14" calcext:value-type="date">
            <text:p>04/14/22</text:p>
          </table:table-cell>
          <table:table-cell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9-06" calcext:value-type="date">
            <text:p>09/06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4-20" calcext:value-type="date">
            <text:p>04/20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4-20" calcext:value-type="date">
            <text:p>04/20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3-05-23" calcext:value-type="date">
            <text:p>05/23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1-07-19" calcext:value-type="date">
            <text:p>07/19/1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5-16" calcext:value-type="date">
            <text:p>05/16/19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2-17" calcext:value-type="date">
            <text:p>02/17/22</text:p>
          </table:table-cell>
          <table:table-cell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8-21" calcext:value-type="date">
            <text:p>08/21/24</text:p>
          </table:table-cell>
          <table:table-cell/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1-18" calcext:value-type="date">
            <text:p>01/18/22</text:p>
          </table:table-cell>
          <table:table-cell/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31" calcext:value-type="date">
            <text:p>01/31/24</text:p>
          </table:table-cell>
          <table:table-cell/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6-18" calcext:value-type="date">
            <text:p>06/18/26</text:p>
          </table:table-cell>
          <table:table-cell/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2-22" calcext:value-type="date">
            <text:p>02/22/21</text:p>
          </table:table-cell>
          <table:table-cell/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1999-01-01" calcext:value-type="date">
            <text:p>01/01/99</text:p>
          </table:table-cell>
          <table:table-cell/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4-03-13" calcext:value-type="date">
            <text:p>03/13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7-12" calcext:value-type="date">
            <text:p>07/12/23</text:p>
          </table:table-cell>
          <table:table-cell/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5-09" calcext:value-type="date">
            <text:p>05/09/22</text:p>
          </table:table-cell>
          <table:table-cell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7-20" calcext:value-type="date">
            <text:p>07/20/20</text:p>
          </table:table-cell>
          <table:table-cell/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17" calcext:value-type="date">
            <text:p>01/17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9-05" calcext:value-type="date">
            <text:p>09/05/23</text:p>
          </table:table-cell>
          <table:table-cell/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5-01-16" calcext:value-type="date">
            <text:p>01/16/25</text:p>
          </table:table-cell>
          <table:table-cell/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12-20" calcext:value-type="date">
            <text:p>12/20/21</text:p>
          </table:table-cell>
          <table:table-cell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9-03" calcext:value-type="date">
            <text:p>09/03/20</text:p>
          </table:table-cell>
          <table:table-cell/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1-26" calcext:value-type="date">
            <text:p>01/26/21</text:p>
          </table:table-cell>
          <table:table-cell/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9-30" calcext:value-type="date">
            <text:p>09/30/26</text:p>
          </table:table-cell>
          <table:table-cell/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10-24" calcext:value-type="date">
            <text:p>10/24/23</text:p>
          </table:table-cell>
          <table:table-cell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6-19" calcext:value-type="date">
            <text:p>06/19/26</text:p>
          </table:table-cell>
          <table:table-cell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2-24" calcext:value-type="date">
            <text:p>02/24/28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6-10-15" calcext:value-type="date">
            <text:p>10/15/2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3-20" calcext:value-type="date">
            <text:p>03/20/22</text:p>
          </table:table-cell>
          <table:table-cell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17" calcext:value-type="date">
            <text:p>01/17/24</text:p>
          </table:table-cell>
          <table:table-cell/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07-12" calcext:value-type="date">
            <text:p>07/12/27</text:p>
          </table:table-cell>
          <table:table-cell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3-21" calcext:value-type="date">
            <text:p>03/21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7-31" calcext:value-type="date">
            <text:p>07/31/21</text:p>
          </table:table-cell>
          <table:table-cell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6-10-06" calcext:value-type="date">
            <text:p>10/06/26</text:p>
          </table:table-cell>
          <table:table-cell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6-04-21" calcext:value-type="date">
            <text:p>04/21/1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4-21" calcext:value-type="date">
            <text:p>04/21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1-01-31" calcext:value-type="date">
            <text:p>01/31/11</text:p>
          </table:table-cell>
          <table:table-cell/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11-12" calcext:value-type="date">
            <text:p>11/12/24</text:p>
          </table:table-cell>
          <table:table-cell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3-21" calcext:value-type="date">
            <text:p>03/21/19</text:p>
          </table:table-cell>
          <table:table-cell/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8-13" calcext:value-type="date">
            <text:p>08/13/20</text:p>
          </table:table-cell>
          <table:table-cell/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3-06-28" calcext:value-type="date">
            <text:p>06/28/13</text:p>
          </table:table-cell>
          <table:table-cell/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09-22" calcext:value-type="date">
            <text:p>09/22/27</text:p>
          </table:table-cell>
          <table:table-cell/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8-14" calcext:value-type="date">
            <text:p>08/14/20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11-15" calcext:value-type="date">
            <text:p>11/15/27</text:p>
          </table:table-cell>
          <table:table-cell/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4-09-05" calcext:value-type="date">
            <text:p>09/05/24</text:p>
          </table:table-cell>
          <table:table-cell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1-23" calcext:value-type="date">
            <text:p>01/23/21</text:p>
          </table:table-cell>
          <table:table-cell/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7-28" calcext:value-type="date">
            <text:p>07/28/19</text:p>
          </table:table-cell>
          <table:table-cell/>
        </table:table-row>
      </table:table>
      <table:named-expressions/>
      <table:database-ranges>
        <table:database-range table:name="__Anonymous_Sheet_DB__1" table:target-range-address="dawson_deeds.A5:dawson_deeds.H75" table:display-filter-buttons="true">
          <table:sort>
            <table:sort-by table:field-number="3" table:order="descending" table:data-type="automatic"/>
          </table:sort>
        </table:database-range>
        <table:database-range table:name="__Anonymous_Sheet_DB__10" table:target-range-address="info.A1:info.E71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5P2" style:volatile="true">
      <number:text> $</number:text>
      <number:fill-character> </number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5">00/00/0000</text:date>, <text:time style:data-style-name="N2" text:time-value="14:53:07.0466406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 Gering</meta:initial-creator>
    <meta:creation-date>2023-01-01T18:52:41.291879726</meta:creation-date>
    <dc:date>2023-10-25T14:53:47.017021051</dc:date>
    <meta:editing-duration>P3DT18H13M13S</meta:editing-duration>
    <meta:editing-cycles>115</meta:editing-cycles>
    <meta:generator>LibreOffice/7.6.2.1$Linux_X86_64 LibreOffice_project/60$Build-1</meta:generator>
    <meta:document-statistic meta:table-count="11" meta:cell-count="1316" meta:object-count="1"/>
  </office:meta>
</office:document-meta>
</file>